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028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98cm" fo:margin-left="0cm" fo:margin-right="-0.011cm" table:align="margins"/>
    </style:style>
    <style:style style:name="Tableau2.A" style:family="table-column">
      <style:table-column-properties style:column-width="2.184cm" style:rel-column-width="7572*"/>
    </style:style>
    <style:style style:name="Tableau2.B" style:family="table-column">
      <style:table-column-properties style:column-width="16.715cm" style:rel-column-width="57963*"/>
    </style:style>
    <style:style style:name="Tableau2.1" style:family="table-row">
      <style:table-row-properties style:min-row-height="4.464cm"/>
    </style:style>
    <style:style style:name="Tableau2.A1" style:family="table-cell">
      <style:table-cell-properties style:vertical-align="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1.577cm"/>
    </style:style>
    <style:style style:name="Tableau2.5" style:family="table-row">
      <style:table-row-properties style:min-row-height="1.39cm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2.025cm" style:rel-column-width="7025*"/>
    </style:style>
    <style:style style:name="Tableau3.B" style:family="table-column">
      <style:table-column-properties style:column-width="16.863cm" style:rel-column-width="58510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3" style:family="table-cell" style:data-style-name="N0">
      <style:table-cell-properties style:vertical-align="" fo:padding="0.097cm" fo:border="none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8pt" style:font-size-asian="18pt" style:font-size-complex="18pt"/>
    </style:style>
    <style:style style:name="P6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7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DejaVu Sans"/>
    </style:style>
    <style:style style:name="P12" style:family="paragraph" style:parent-style-name="Standard">
      <style:text-properties fo:color="#000000"/>
    </style:style>
    <style:style style:name="P13" style:family="paragraph" style:parent-style-name="Standard">
      <style:text-properties fo:color="#000000" style:font-name="Bitstream Charter" fo:font-size="11pt" fo:font-style="italic" style:font-size-asian="11pt" style:font-style-asian="italic" style:font-size-complex="11pt" style:font-style-complex="italic"/>
    </style:style>
    <style:style style:name="P14" style:family="paragraph" style:parent-style-name="Standard">
      <style:text-properties fo:font-style="normal" style:font-style-asian="normal" style:font-style-complex="normal"/>
    </style:style>
    <style:style style:name="P15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8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9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P20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style="italic" style:font-size-asian="11pt" style:font-style-asian="italic" style:font-size-complex="11pt" style:font-style-complex="italic"/>
    </style:style>
    <style:style style:name="P21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style:font-size-asian="11pt" style:font-size-complex="11pt"/>
    </style:style>
    <style:style style:name="P22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23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24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25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6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8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9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30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31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32" style:family="paragraph" style:parent-style-name="Réussite">
      <style:paragraph-properties fo:margin-left="0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33" style:family="paragraph" style:parent-style-name="Standard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Réussite">
      <style:paragraph-properties fo:margin-left="0cm" fo:margin-right="-0.021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P35" style:family="paragraph" style:parent-style-name="Standard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7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38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style:font-size-asian="11pt" style:font-size-complex="11pt"/>
    </style:style>
    <style:style style:name="P39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40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T1" style:family="text">
      <style:text-properties fo:font-size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style="normal" style:font-size-asian="11pt" style:font-style-asian="normal" style:font-size-complex="11pt" style:font-style-complex="normal"/>
    </style:style>
    <style:style style:name="T5" style:family="text">
      <style:text-properties fo:font-variant="small-caps" style:font-name="Trebuchet MS" fo:font-weight="bold" style:font-weight-asian="bold" style:font-weight-complex="bold"/>
    </style:style>
    <style:style style:name="T6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small-caps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small-caps" style:font-name="DejaVu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variant="normal" fo:text-transform="none"/>
    </style:style>
    <style:style style:name="T15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variant="normal" fo:text-transform="none" style:font-name="DejaVu Serif" fo:font-size="11pt" fo:font-style="italic" style:font-size-asian="11pt" style:font-style-asian="italic" style:font-size-complex="11pt" style:font-style-complex="italic"/>
    </style:style>
    <style:style style:name="T17" style:family="text">
      <style:text-properties fo:font-variant="normal" fo:text-transform="none" style:font-name="DejaVu Serif" fo:font-size="11pt" style:font-size-asian="11pt" style:font-size-complex="11pt"/>
    </style:style>
    <style:style style:name="T18" style:family="text"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T19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fo:font-variant="normal" fo:text-transform="non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fo:font-variant="normal" fo:text-transform="none" fo:font-size="11pt" fo:font-weight="bold" style:font-size-asian="11pt" style:font-weight-asian="bold" style:font-size-complex="11pt" style:font-weight-complex="bold"/>
    </style:style>
    <style:style style:name="T23" style:family="text">
      <style:text-properties fo:font-variant="normal" fo:text-transform="none" fo:font-size="11pt" style:font-size-asian="11pt" style:font-size-complex="11pt"/>
    </style:style>
    <style:style style:name="T24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fo:font-variant="normal" fo:text-transform="none" style:font-name="DejaVu San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letter-spacing="-0.009cm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font-name="DejaVu Serif" fo:font-weight="bold" style:font-weight-asian="bold" style:font-weight-complex="bold"/>
    </style:style>
    <style:style style:name="T31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32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text-position="super 58%"/>
    </style:style>
    <style:style style:name="T34" style:family="text">
      <style:text-properties fo:color="#000000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tyle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style:font-name="DejaVu Sans"/>
    </style:style>
    <style:style style:name="T39" style:family="text">
      <style:text-properties style:font-size-asian="11pt"/>
    </style:style>
    <style:style style:name="T40" style:family="text">
      <style:text-properties style:font-style-asian="normal"/>
    </style:style>
    <style:style style:name="T41" style:family="text">
      <style:text-properties style:font-weight-asian="bold"/>
    </style:style>
    <style:style style:name="T42" style:family="text">
      <style:text-properties style:font-size-complex="11pt"/>
    </style:style>
    <style:style style:name="T43" style:family="text">
      <style:text-properties style:font-style-complex="normal"/>
    </style:style>
    <style:style style:name="T44" style:family="text">
      <style:text-properties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31">9 rue Eugène Crétel</text:p>
            <text:p text:style-name="P31">91300 Massy, France</text:p>
            <text:p text:style-name="P30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2">hassen.doghmen@gmail.com</text:span></text:a></text:p>
            <text:p text:style-name="P2">www.lri.fr/~doghmen</text:p>
          </table:table-cell>
        </table:table-row>
      </table:table>
      <text:p text:style-name="P5"><text:span text:style-name="T5">Ingénieur de Recherche </text:span><text:span text:style-name="T5">en Optimisation</text:span></text:p>
      <text:p text:style-name="P4"/>
      <text:p text:style-name="P15"><text:s text:c="58"/>Expérience Professionnelle</text:p>
      <text:p text:style-name="P15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4">Courant</text:p>
            <text:p text:style-name="P24">- <text:s/></text:p>
            <text:p text:style-name="P24">2009</text:p>
          </table:table-cell>
          <table:table-cell table:style-name="Tableau2.B1" office:value-type="string">
            <text:p text:style-name="P8">Ingénieur à INRIA Saclay-IDF, Équipe TAO (Apprentissage et Optimisation)</text:p>
            <text:p text:style-name="Standard"><text:span text:style-name="T32">Recherches sur la classe d'algorithmes Monte Carlo Tree Search</text:span> </text:p>
            <text:p text:style-name="P7">Expérimentation et tests:</text:p>
            <text:p text:style-name="P6">- Tests automatiques, plan d'expérience et validation statistique.</text:p>
            <text:p text:style-name="P6">- Expérimentations sur la parallélisation de l'algorithme Monte-Carlo Tree Search.</text:p>
            <text:p text:style-name="P6">- Tuning des paramètres du programme joueur de Go <text:span text:style-name="T13">MoGo</text:span>.</text:p>
            <text:p text:style-name="P7">Développements:</text:p>
            <text:p text:style-name="P6">- Co-évolution sur grilles et construction automatique des livres d'ouvertures pour le jeu de Go.</text:p>
            <text:p text:style-name="P7">Maintenance:</text:p>
            <text:p text:style-name="P9">- Tests de régression, patches et correction de bugs.</text:p>
          </table:table-cell>
        </table:table-row>
        <table:table-row table:style-name="Tableau2.2">
          <table:table-cell table:style-name="Tableau2.A1" office:value-type="string">
            <text:p text:style-name="P24">2010</text:p>
            <text:p text:style-name="P24">1 mois</text:p>
          </table:table-cell>
          <table:table-cell table:style-name="Tableau2.B1" office:value-type="string">
            <text:p text:style-name="P8">Chercheur invité, National University Tainan, Taiwan: </text:p>
            <text:p text:style-name="P6">- Intégration de connaissances expertes dans le jeu de Go. </text:p>
            <text:p text:style-name="P6">- Installation d'un Mini-cluster pour expérimentions MPI.</text:p>
          </table:table-cell>
        </table:table-row>
        <table:table-row>
          <table:table-cell table:style-name="Tableau2.A1" office:value-type="string">
            <text:p text:style-name="P24">2009</text:p>
            <text:p text:style-name="P24">6 mois</text:p>
          </table:table-cell>
          <table:table-cell table:style-name="Tableau2.B1" office:value-type="string">
            <text:p text:style-name="Standard"><text:span text:style-name="T32">Thèse de Master,</text:span> L<text:span text:style-name="T8">aboratoire d'informatique de Paris 6, Équipe Systèmes sur puce, Paris - France</text:span></text:p>
            <text:p text:style-name="Standard"><text:span text:style-name="T24">Titre:</text:span> <text:span text:style-name="T31">Raffinement d'abstraction de composants pour la vérification par model checking de conceptions matérielles.</text:span></text:p>
            <text:p text:style-name="Standard"><text:span text:style-name="T24">Thèmes:</text:span> <text:span text:style-name="T31">vérification formelle, model-checking, SAT solving, logique temporelle.</text:span></text:p>
          </table:table-cell>
        </table:table-row>
        <table:table-row>
          <table:table-cell table:style-name="Tableau2.A1" office:value-type="string">
            <text:p text:style-name="P24">2008</text:p>
            <text:p text:style-name="P24">6 mois</text:p>
          </table:table-cell>
          <table:table-cell table:style-name="Tableau2.B1" office:value-type="string">
            <text:p text:style-name="Standard"><text:span text:style-name="T32">Thèse de maîtrise, </text:span><text:span text:style-name="T9">Centre d'enseignement à distance,</text:span> <text:span text:style-name="T8">Faculté des sciences de Bizerte - Tunisie</text:span></text:p>
            <text:p text:style-name="Standard"><text:span text:style-name="T24">Titre:</text:span> <text:span text:style-name="T31">Système de gestion de e-learning : approche basée sur les metadonnées formelles pour <text:s/>l'aide à l'apprentissage en ligne. Module intégré dans la plateforme Moodle. </text:span></text:p>
            <text:p text:style-name="P6">Modélisation de la base de données avec Visual Paradigm et implémentation sous Devphp.</text:p>
            <text:p text:style-name="Standard"><text:span text:style-name="T24">Thèmes:</text:span> intelligence artificielle , apprentissage, metadonnées, web sémantique. </text:p>
          </table:table-cell>
        </table:table-row>
        <table:table-row table:style-name="Tableau2.5">
          <table:table-cell table:style-name="Tableau2.A1" office:value-type="string">
            <text:p text:style-name="P24">2008</text:p>
            <text:p text:style-name="P24">2 mois</text:p>
          </table:table-cell>
          <table:table-cell table:style-name="Tableau2.B1" office:value-type="string">
            <text:p text:style-name="Standard"><text:span text:style-name="T32">Moniteur de Programmation C,</text:span> <text:span text:style-name="T8">Ecole Lengua Info Space, Bizerte - Tunisie</text:span></text:p>
            <text:p text:style-name="P6">Formations intensives en programmation en langage C : théorie et pratique.</text:p>
          </table:table-cell>
        </table:table-row>
        <table:table-row>
          <table:table-cell table:style-name="Tableau2.A1" office:value-type="string">
            <text:p text:style-name="P24">2007</text:p>
            <text:p text:style-name="P24">1 mois</text:p>
          </table:table-cell>
          <table:table-cell table:style-name="Tableau2.B1" office:value-type="string">
            <text:p text:style-name="P12"><text:span text:style-name="T32">Assistant stagiaire,</text:span><text:span text:style-name="T30"> </text:span><text:span text:style-name="T10">Centre de Formation Professionnelle, Société Tunisienne des Idustries de Raffinage, Bizerte - Tunisie.</text:span></text:p>
            <text:p text:style-name="Standard"><text:span text:style-name="T24">Application:</text:span> Développement d'une application de gestion de parc informatique dans le domaine de procédures de régulation et d'instrumentation en utilisant <text:span text:style-name="T31">Oracle Database10ge. </text:span></text:p>
          </table:table-cell>
        </table:table-row>
      </table:table>
      <text:p text:style-name="P15"/>
      <text:p text:style-name="P15"><text:s text:c="84"/>Études</text:p>
      <text:p text:style-name="P1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3">2009</text:p>
          </table:table-cell>
          <table:table-cell table:style-name="Tableau3.B1" office:value-type="string">
            <text:p text:style-name="P26">Master de recherche : Modèles, Optimisation, Programmation et Services. </text:p>
            <text:p text:style-name="P32"><text:span text:style-name="T6">Université d’Evry-Val-d’Essonne, France</text:span><text:span text:style-name="T7">.</text:span> <text:s text:c="4"/></text:p>
            <text:p text:style-name="P6">Majeurs: Optimisation, Apprentissage automatique, Recherche opérationnelle.</text:p>
            <text:p text:style-name="P6">Mineurs: systèmes distribués<text:span text:style-name="T34">.</text:span></text:p>
          </table:table-cell>
        </table:table-row>
        <table:table-row>
          <table:table-cell table:style-name="Tableau3.A1" office:value-type="string">
            <text:p text:style-name="P23">2008</text:p>
          </table:table-cell>
          <table:table-cell table:style-name="Tableau3.B1" office:value-type="string">
            <text:p text:style-name="P27"><text:span text:style-name="T3">Maîtrise en Sciences Informatiques, Génie Logiciel et Programmation,</text:span><text:span text:style-name="T12"> </text:span></text:p>
            <text:p text:style-name="P28"><text:span text:style-name="T6">Université de Carthage, Tunisie.</text:span><text:span text:style-name="T28"> </text:span><text:span text:style-name="T29"><text:s/></text:span></text:p>
            <text:p text:style-name="P40">Avec mention bien (3<text:span text:style-name="T33">ème</text:span>/64).</text:p>
            <text:p text:style-name="P33">Majeurs: Ateliers de génie logiciel. Mineurs: Architecture des systèmes <text:span text:style-name="T34">d'exploitation.</text:span></text:p>
          </table:table-cell>
        </table:table-row>
        <table:table-row table:style-name="Tableau3.3">
          <table:table-cell table:style-name="Tableau3.A3" office:value-type="float" office:value="2004">
            <text:p text:style-name="P23">2004</text:p>
          </table:table-cell>
          <table:table-cell table:style-name="Tableau3.B1" office:value-type="string">
            <text:p text:style-name="P26">DEUPC en Mathématiques et Sciences Informatiques.</text:p>
            <text:p text:style-name="P28"><text:span text:style-name="T6">Université de Carthage, Tunisie.</text:span><text:span text:style-name="T28"> </text:span><text:span text:style-name="T29"><text:s/></text:span></text:p>
            <text:p text:style-name="P6">Majeurs: Sciences informatiques, Mathématiques. Mineurs: Physiques, Statistiques<text:span text:style-name="T34">.</text:span></text:p>
            <text:p text:style-name="P13"><text:soft-page-break/></text:p>
          </table:table-cell>
        </table:table-row>
      </table:table>
      <text:p text:style-name="P18"><text:s text:c="61"/>Compétences Spécifiques</text:p>
      <text:p text:style-name="P29"/>
      <text:p text:style-name="P11"><text:span text:style-name="T21">Programmation:</text:span> C/C++(Expert), J2EE(Familier), Cuda(base).</text:p>
      <text:p text:style-name="P11"><text:span text:style-name="T21">API:</text:span> JNI, SWING. </text:p>
      <text:p text:style-name="P11"><text:span text:style-name="T21">IDE:</text:span> Vim, Eclipse, NetBeans.</text:p>
      <text:p text:style-name="P11"><text:span text:style-name="T21">Debugging:</text:span><text:span text:style-name="T27"> </text:span>DDD. <text:s text:c="3"/></text:p>
      <text:p text:style-name="P11"><text:span text:style-name="T21">Gestionnaires de Versions:</text:span> CVS, SVN, GIT. <text:s text:c="3"/></text:p>
      <text:p text:style-name="P11"><text:span text:style-name="T21">Scripts:</text:span> Shell, Sed, <text:span text:style-name="T34">Awk, O</text:span>ctave.<text:line-break/><text:span text:style-name="T21">Gestion de bases de données:</text:span> Oracle, PL/SQL, MySQL.</text:p>
      <text:p text:style-name="P11"><text:span text:style-name="T21">Systèmes d'exploitation:</text:span><text:span text:style-name="T27"> MS Windows, Linux, MacOS.</text:span></text:p>
      <text:p text:style-name="P15"><text:s text:c="79"/>Formations</text:p>
      <text:p text:style-name="P15"><text:span text:style-name="T4"/></text:p>
      <text:p text:style-name="Standard"><text:span text:style-name="T25">Avril 2011: École de printemps GRID'5000 (5 jours):</text:span></text:p>
      <text:p text:style-name="Standard"><text:span text:style-name="T25"><text:s text:c="2"/></text:span><text:span text:style-name="T26">-</text:span><text:span text:style-name="T25"> </text:span><text:span text:style-name="T20">Clouds computing et déploiement d'environnements virtualisés.</text:span></text:p>
      <text:p text:style-name="P35">Avril 2011: Formation intensive à l'INRIA-Saclay (3 jours):</text:p>
      <text:p text:style-name="Standard"><text:span text:style-name="T19"><text:s text:c="2"/></text:span><text:span text:style-name="T20">- Programmation GPGPU.</text:span></text:p>
      <text:p text:style-name="P11"><text:span text:style-name="T19">Janvier 2011: Formation intensive à l'INRIA-Rocquencourt (3 jours):</text:span> </text:p>
      <text:p text:style-name="Standard"><text:s text:c="2"/><text:span text:style-name="T37">- Programmation parallèle avec MPI.</text:span></text:p>
      <text:p text:style-name="P14"><text:s text:c="2"/>- Programmation GPU avec Cuda.</text:p>
      <text:p text:style-name="Standard"><text:span text:style-name="T25">Avril 2010: École de printemps GRID'5000 (5 jours):</text:span></text:p>
      <text:p text:style-name="Standard"><text:s text:c="2"/><text:span text:style-name="T37">-</text:span><text:span text:style-name="T4"> Expérimentations grande échelle sur les grilles et plan d'expériences.</text:span></text:p>
      <text:p text:style-name="P16"><text:s text:c="82"/>Réalisations</text:p>
      <text:p text:style-name="P1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10">
            <text:p text:style-name="P23">2010</text:p>
          </table:table-cell>
          <table:table-cell table:style-name="Tableau4.B1" office:value-type="string">
            <text:p text:style-name="P25"><text:span text:style-name="T13">MoGoDroid</text:span>: <text:span text:style-name="T17">programme de Go pour la plateforme Android. Moteur en </text:span><text:span text:style-name="T15">C++</text:span><text:span text:style-name="T17">, Interface utilisateur en </text:span><text:span text:style-name="T15">Java</text:span><text:span text:style-name="T17"> et la communication utilisant <text:s/></text:span><text:span text:style-name="T15">JNI </text:span><text:span text:style-name="T18">(en cours)</text:span><text:span text:style-name="T17">.</text:span></text:p>
          </table:table-cell>
        </table:table-row>
        <table:table-row table:style-name="Tableau4.1">
          <table:table-cell table:style-name="Tableau4.A2" office:value-type="string">
            <text:p text:style-name="P23">2009</text:p>
            <text:p text:style-name="P23"><text:s/>-</text:p>
            <text:p text:style-name="P23"><text:s/>2011</text:p>
          </table:table-cell>
          <table:table-cell table:style-name="Tableau4.B1" office:value-type="string">
            <text:p text:style-name="P25"><text:span text:style-name="T15">MoGo</text:span>:<text:span text:style-name="T35"> </text:span><text:span text:style-name="T16">Plusieurs records pour le programme joueur de Go MoGo </text:span></text:p>
            <text:p text:style-name="P20"><text:s/><text:span text:style-name="T37">- Avril 2011:</text:span> Première victoire de MoGo en 13x13 avec handicap 2.5, conférence SSCI <text:s/>paris, France.</text:p>
            <text:p text:style-name="P20"><text:s/><text:span text:style-name="T37">- Novembre 2010 </text:span>: MoGo Champion du tournoi TAAI 2010 in 9x9 Go, 13x13 Go, <text:s text:c="4"/>19x19 Go (Haifong Weiqi Academy http://www.haifong.org/).</text:p>
            <text:p text:style-name="P20"><text:s/><text:span text:style-name="T37">- Juillet 2010 :</text:span> Première et seule victoire de <text:span text:style-name="T29">MoGo en </text:span>13x13, conférence WCCI, <text:s text:c="3"/>Barcelone, Espagne.</text:p>
            <text:p text:style-name="P20"><text:s/><text:span text:style-name="T37">- Mars 2010 : </text:span>Certification 3Dan pour MoGoTW, Tainan, Taiwan.</text:p>
          </table:table-cell>
        </table:table-row>
        <table:table-row table:style-name="Tableau4.1">
          <table:table-cell table:style-name="Tableau4.A2" office:value-type="string">
            <text:p text:style-name="P23">2011</text:p>
            <text:p text:style-name="P23">-</text:p>
            <text:p text:style-name="P23">2009</text:p>
          </table:table-cell>
          <table:table-cell table:style-name="Tableau4.B1" office:value-type="string">
            <text:p text:style-name="P25"><text:span text:style-name="T15">Selection de travaux de recherche</text:span>:</text:p>
            <text:p text:style-name="P21">- Adding Double Progressive Widening to Upper Confidence Tree to Cope with </text:p>
            <text:p text:style-name="P21"><text:s text:c="2"/>Uncertainty in Planning Problems, EWRL, 2011(soumis). <text:s text:c="2"/></text:p>
            <text:p text:style-name="P21">- Consistency Modifications for Automatically Tuned Monte-Carlo Tree Search, </text:p>
            <text:p text:style-name="P21"><text:s text:c="2"/>LION, 2010.</text:p>
            <text:p text:style-name="P21">- Scalability and Parallelization of Monte-Carlo Tree Search, JAIST 2010.</text:p>
            <text:p text:style-name="P21">- Computational and Human Intelligence in Blind Go, IEEE CIG 2011.</text:p>
          </table:table-cell>
        </table:table-row>
      </table:table>
      <text:p text:style-name="P17"><text:s text:c="69"/>Languages et Intérêts</text:p>
      <text:p text:style-name="P10">Langages</text:p>
      <text:p text:style-name="P19">Français(courant), Anglais(TOEIC).</text:p>
      <text:p text:style-name="P10"/>
      <text:p text:style-name="P10">Intérêts</text:p>
      <text:p text:style-name="P19">Développement libre (https://github.com/haspeleo), Planche à voile et lecture.</text:p>
      <text:p text:style-name="P34">Membre fondateur/Conseiller Technique dans le club de spéléologie de Bizerte (http://www.speleobizerte.creajn.com)</text:p>
      <text:p text:style-name="P19">Diplôme en premiers secours et volontaire pour les compagnes de prévention routière.</text:p>
      <text:p text:style-name="P22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2-16T21:42:35</meta:creation-date>
    <dc:date>2011-07-06T16:09:28</dc:date>
    <meta:editing-duration>PT60H51M34S</meta:editing-duration>
    <meta:editing-cycles>202</meta:editing-cycles>
    <meta:generator>OpenOffice.org/3.0$Linux OpenOffice.org_project/300m15$Build-9379</meta:generator>
    <meta:printed-by>hassen DOGHMEN</meta:printed-by>
    <meta:print-date>2011-07-06T16:12:37</meta:print-date>
    <dc:creator>hassen DOGHMEN</dc:creator>
    <meta:document-statistic meta:table-count="4" meta:image-count="0" meta:object-count="0" meta:page-count="2" meta:paragraph-count="107" meta:word-count="662" meta:character-count="5378"/>
    <meta:user-defined meta:name="Info 1"/>
    <meta:user-defined meta:name="Info 2"/>
    <meta:user-defined meta:name="Info 3"/>
    <meta:user-defined meta:name="Info 4"/>
  </office:meta>
</office:document-meta>
</file>